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d993" officeooo:paragraph-rsid="000fd993"/>
    </style:style>
    <style:style style:name="P2" style:family="paragraph" style:parent-style-name="Standard" style:list-style-name="L1">
      <style:text-properties officeooo:rsid="000fd993" officeooo:paragraph-rsid="000fd993"/>
    </style:style>
    <style:style style:name="P3" style:family="paragraph" style:parent-style-name="Standard" style:list-style-name="L1">
      <style:text-properties fo:font-size="10pt" officeooo:rsid="000fd993" officeooo:paragraph-rsid="000fd993"/>
    </style:style>
    <style:style style:name="P4" style:family="paragraph" style:parent-style-name="Standard" style:list-style-name="L1">
      <style:text-properties officeooo:rsid="00106f44" officeooo:paragraph-rsid="00106f44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fd993" officeooo:paragraph-rsid="000fd993" style:font-size-asian="24pt" style:font-weight-asian="bold" style:font-size-complex="24pt" style:font-weight-complex="bold"/>
    </style:style>
    <style:style style:name="T1" style:family="text">
      <style:text-properties officeooo:rsid="00106f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le 3: <text:span text:style-name="T1">Couch-Surfing</text:span></text:p>
      <text:p text:style-name="P1"/>
      <text:p text:style-name="P1">Notion: Spaces and Exchanges</text:p>
      <text:p text:style-name="P1"/>
      <text:p text:style-name="P1">Doc 1 A</text:p>
      <text:p text:style-name="P1">Describe the picture and try to guess what is happening</text:p>
      <text:p text:style-name="P1"/>
      <text:list xml:id="list6936395493573305656" text:style-name="L1">
        <text:list-item>
          <text:p text:style-name="P3">We can see a man on the picture, and we can also see the sea.</text:p>
          <text:p text:style-name="P3">The man seems a bit too high compared to the sea, it looks like he’s in the air.</text:p>
          <text:p text:style-name="P3">We can also see waves.</text:p>
        </text:list-item>
        <text:list-item>
          <text:p text:style-name="P3">I imagine the man is <text:span text:style-name="T1">practising</text:span> a sort of air-surf, I don’t know how it is called. And the waves are from the boat following him.</text:p>
          <text:list>
            <text:list-item>
              <text:p text:style-name="P2">Teacher: No</text:p>
            </text:list-item>
          </text:list>
        </text:list-item>
        <text:list-item>
          <text:p text:style-name="P4">It’s actually a photo-montage, the man is actually surfing on a cou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5:39:05.332000000</meta:creation-date>
    <dc:date>2019-01-28T15:53:31.726000000</dc:date>
    <meta:editing-duration>PT4M16S</meta:editing-duration>
    <meta:editing-cycles>1</meta:editing-cycles>
    <meta:document-statistic meta:table-count="0" meta:image-count="0" meta:object-count="0" meta:page-count="1" meta:paragraph-count="10" meta:word-count="104" meta:character-count="489" meta:non-whitespace-character-count="401"/>
    <meta:generator>LibreOffice/5.1.6.2$Windows_x86 LibreOffice_project/07ac168c60a517dba0f0d7bc7540f5afa45f0909</meta:generator>
  </office:meta>
</office:document-meta>
</file>